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1.7366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 style:data-style-name="N4"/>
    <style:style style:name="ce3" style:family="table-cell" style:parent-style-name="Default" style:data-style-name="N122"/>
    <style:style style:name="ce4" style:family="table-cell" style:parent-style-name="Default" style:data-style-name="N121"/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Л.р. 5 Решение нелинейных уравнений методом итераций Студента Недопекина А.В. группы 919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y’(a)</text:p>
          </table:table-cell>
          <table:table-cell office:value-type="string" calcext:value-type="string">
            <text:p>y’(b)</text:p>
          </table:table-cell>
          <table:table-cell office:value-type="string" calcext:value-type="string">
            <text:p>max(|y'(a)|;|y'(b)|)</text:p>
          </table:table-cell>
        </table:table-row>
        <table:table-row table:style-name="ro2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2" calcext:value-type="float">
            <text:p>2.00</text:p>
          </table:table-cell>
          <table:table-cell table:formula="of:=2*[.A3]-(1/(2*SQRT([.A3]+4)))" office:value-type="float" office:value="1.77639320225002" calcext:value-type="float">
            <text:p>1.7764</text:p>
          </table:table-cell>
          <table:table-cell table:style-name="ce3" table:formula="of:=2*[.B3]-(1/(2*SQRT([.B3]+4)))" office:value-type="float" office:value="3.79587585476807" calcext:value-type="float">
            <text:p>3.7959</text:p>
          </table:table-cell>
          <table:table-cell table:style-name="ce3" table:formula="of:=MAX(ABS([.C3]); ABS([.D3]))" office:value-type="float" office:value="3.79587585476807" calcext:value-type="float">
            <text:p>3.7959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X<text:span text:style-name="T1">0</text:span></text:p>
          </table:table-cell>
          <table:table-cell office:value-type="string" calcext:value-type="string">
            <text:p>Погрешность</text:p>
          </table:table-cell>
          <table:table-cell table:style-name="Default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2" table:formula="of:=([.A3]+[.B3])/2" office:value-type="float" office:value="1.5" calcext:value-type="float">
            <text:p>1.50</text:p>
          </table:table-cell>
          <table:table-cell table:style-name="ce4" office:value-type="float" office:value="0.001" calcext:value-type="float">
            <text:p>0.001</text:p>
          </table:table-cell>
          <table:table-cell table:formula="of:=IF([.C3]&gt;0;-1/[.E3];1/[.E3])" office:value-type="float" office:value="-0.263443810667275" calcext:value-type="float">
            <text:p>-0.2634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X<text:span text:style-name="T1">n</text:span></text:p>
          </table:table-cell>
          <table:table-cell office:value-type="string" calcext:value-type="string">
            <text:p>X<text:span text:style-name="T1">n+1</text:span></text:p>
          </table:table-cell>
          <table:table-cell table:style-name="ce1" office:value-type="string" calcext:value-type="string">
            <text:p>Оценка погрешности</text:p>
          </table:table-cell>
          <table:table-cell table:style-name="ce1" office:value-type="string" calcext:value-type="string">
            <text:p>Контроль нуля y(X<text:span text:style-name="T1">n+1</text:span>)</text:p>
          </table:table-cell>
          <table:table-cell table:style-name="ce1" office:value-type="string" calcext:value-type="string">
            <text:p>Число итераций</text:p>
          </table:table-cell>
        </table:table-row>
        <table:table-row table:style-name="ro2">
          <table:table-cell table:style-name="ce2" table:formula="of:=[.A6]" office:value-type="float" office:value="1.5" calcext:value-type="float">
            <text:p>1.50</text:p>
          </table:table-cell>
          <table:table-cell table:style-name="ce3" table:formula="of:=[.A10]+[.$C$6]*([.A10]^2-SQRT([.A10]+4))" office:value-type="float" office:value="1.52508192668949" calcext:value-type="float">
            <text:p>1.5251</text:p>
          </table:table-cell>
          <table:table-cell table:formula="of:=IF(ABS([.B10]-[.A10])&gt;[.$B$6]; ABS([.B10]-[.A10]); COM.MICROSOFT.CONCAT(&quot;Корень=&quot;; [.B10]))" office:value-type="float" office:value="0.0250819266894944" calcext:value-type="float">
            <text:p>0.0251</text:p>
          </table:table-cell>
          <table:table-cell table:style-name="ce3" table:formula="of:=[.B10]^2-SQRT([.B10]+4)" office:value-type="float" office:value="-0.024674398795459" calcext:value-type="float">
            <text:p>-0.02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table:formula="of:=[.B10]" office:value-type="float" office:value="1.52508192668949" calcext:value-type="float">
            <text:p>1.5251</text:p>
          </table:table-cell>
          <table:table-cell table:style-name="ce3" table:formula="of:=[.A11]+[.$C$6]*([.A11]^2-SQRT([.A11]+4))" office:value-type="float" office:value="1.53158224433409" calcext:value-type="float">
            <text:p>1.5316</text:p>
          </table:table-cell>
          <table:table-cell table:formula="of:=IF(ABS([.B11]-[.A11])&gt;[.$B$6]; ABS([.B11]-[.A11]); COM.MICROSOFT.CONCAT(&quot;Корень=&quot;; [.B11]))" office:value-type="float" office:value="0.00650031764459969" calcext:value-type="float">
            <text:p>0.0065</text:p>
          </table:table-cell>
          <table:table-cell table:style-name="ce3" table:formula="of:=[.B11]^2-SQRT([.B11]+4)" office:value-type="float" office:value="-0.00618742740672529" calcext:value-type="float">
            <text:p>-0.00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table:formula="of:=[.B11]" office:value-type="float" office:value="1.53158224433409" calcext:value-type="float">
            <text:p>1.5316</text:p>
          </table:table-cell>
          <table:table-cell table:style-name="ce3" table:formula="of:=[.A12]+[.$C$6]*([.A12]^2-SQRT([.A12]+4))" office:value-type="float" office:value="1.53321228378835" calcext:value-type="float">
            <text:p>1.5332</text:p>
          </table:table-cell>
          <table:table-cell table:formula="of:=IF(ABS([.B12]-[.A12])&gt;[.$B$6]; ABS([.B12]-[.A12]); COM.MICROSOFT.CONCAT(&quot;Корень=&quot;; [.B12]))" office:value-type="float" office:value="0.00163003945425477" calcext:value-type="float">
            <text:p>0.0016</text:p>
          </table:table-cell>
          <table:table-cell table:style-name="ce3" table:formula="of:=[.B12]^2-SQRT([.B12]+4)" office:value-type="float" office:value="-0.00153819795231325" calcext:value-type="float">
            <text:p>-0.00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table:formula="of:=[.B12]" office:value-type="float" office:value="1.53321228378835" calcext:value-type="float">
            <text:p>1.5332</text:p>
          </table:table-cell>
          <table:table-cell table:style-name="ce3" table:formula="of:=[.A13]+[.$C$6]*([.A13]^2-SQRT([.A13]+4))" office:value-type="float" office:value="1.53361751251847" calcext:value-type="float">
            <text:p>1.5336</text:p>
          </table:table-cell>
          <table:table-cell table:formula="of:=IF(ABS([.B13]-[.A13])&gt;[.$B$6]; ABS([.B13]-[.A13]); COM.MICROSOFT.CONCAT(&quot;Корень=&quot;; [.B13]))" office:value-type="string" office:string-value="Корень=1.53361751251847" calcext:value-type="string">
            <text:p>Корень=1.53361751251847</text:p>
          </table:table-cell>
          <table:table-cell table:style-name="ce3" table:formula="of:=[.B13]^2-SQRT([.B13]+4)" office:value-type="float" office:value="-0.000381564210037766" calcext:value-type="float">
            <text:p>-0.000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Задание 2" table:style-name="ta1">
        <table:table-column table:style-name="co1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Л.р. 5 Решение нелинейных уравнений методом итераций Студента Недопекина А.В. группы 919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y’(a)</text:p>
          </table:table-cell>
          <table:table-cell table:style-name="Default" office:value-type="string" calcext:value-type="string">
            <text:p>y’(b)</text:p>
          </table:table-cell>
          <table:table-cell office:value-type="string" calcext:value-type="string">
            <text:p>max(|y'(a)|;|y'(b)|)</text:p>
          </table:table-cell>
        </table:table-row>
        <table:table-row table:style-name="ro2">
          <table:table-cell table:style-name="ce2" office:value-type="float" office:value="-2" calcext:value-type="float">
            <text:p>-2.00</text:p>
          </table:table-cell>
          <table:table-cell table:style-name="ce2" office:value-type="float" office:value="-1" calcext:value-type="float">
            <text:p>-1.00</text:p>
          </table:table-cell>
          <table:table-cell table:formula="of:=2*[.A3]-(1/(2*SQRT([.A3]+4)))" office:value-type="float" office:value="-4.35355339059327" calcext:value-type="float">
            <text:p>-4.3536</text:p>
          </table:table-cell>
          <table:table-cell table:formula="of:=2*[.B3]-(1/(2*SQRT([.B3]+4)))" office:value-type="float" office:value="-2.28867513459481" calcext:value-type="float">
            <text:p>-2.2887</text:p>
          </table:table-cell>
          <table:table-cell table:style-name="ce3" table:formula="of:=MAX(ABS([.C3]); ABS([.D3]))" office:value-type="float" office:value="4.35355339059327" calcext:value-type="float">
            <text:p>4.3536</text:p>
          </table:table-cell>
        </table:table-row>
        <table:table-row table:style-name="ro2"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X<text:span text:style-name="T1">0</text:span></text:p>
          </table:table-cell>
          <table:table-cell table:style-name="Default" office:value-type="string" calcext:value-type="string">
            <text:p>Погрешность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/>
        </table:table-row>
        <table:table-row table:style-name="ro2">
          <table:table-cell table:style-name="ce2" table:formula="of:=([.A3]+[.B3])/2" office:value-type="float" office:value="-1.5" calcext:value-type="float">
            <text:p>-1.50</text:p>
          </table:table-cell>
          <table:table-cell table:style-name="ce4" office:value-type="float" office:value="0.001" calcext:value-type="float">
            <text:p>0.001</text:p>
          </table:table-cell>
          <table:table-cell table:formula="of:=IF([.C3]&gt;0;-1/[.E3];1/[.E3])" office:value-type="float" office:value="0.229697424214597" calcext:value-type="float">
            <text:p>0.2297</text:p>
          </table:table-cell>
          <table:table-cell table:style-name="Default"/>
          <table:table-cell/>
        </table:table-row>
        <table:table-row table:style-name="ro2" table:number-rows-repeated="2">
          <table:table-cell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X<text:span text:style-name="T1">n</text:span></text:p>
          </table:table-cell>
          <table:table-cell table:style-name="Default" office:value-type="string" calcext:value-type="string">
            <text:p>X<text:span text:style-name="T1">n+1</text:span></text:p>
          </table:table-cell>
          <table:table-cell table:style-name="ce1" office:value-type="string" calcext:value-type="string">
            <text:p>Оценка погрешности</text:p>
          </table:table-cell>
          <table:table-cell table:style-name="ce1" office:value-type="string" calcext:value-type="string">
            <text:p>Контроль нуля y(X<text:span text:style-name="T1">n+1</text:span>)</text:p>
          </table:table-cell>
          <table:table-cell table:style-name="ce1" office:value-type="string" calcext:value-type="string">
            <text:p>Число итераций</text:p>
          </table:table-cell>
        </table:table-row>
        <table:table-row table:style-name="ro2">
          <table:table-cell table:style-name="ce2" table:formula="of:=[.A6]" office:value-type="float" office:value="-1.5" calcext:value-type="float">
            <text:p>-1.50</text:p>
          </table:table-cell>
          <table:table-cell table:formula="of:=[.A10]+[.$C$6]*([.A10]^2-SQRT([.A10]+4))" office:value-type="float" office:value="-1.34636431211318" calcext:value-type="float">
            <text:p>-1.3464</text:p>
          </table:table-cell>
          <table:table-cell table:formula="of:=IF(ABS([.B10]-[.A10])&gt;[.$B$6]; ABS([.B10]-[.A10]); COM.MICROSOFT.CONCAT(&quot;Корень=&quot;; [.B10]))" office:value-type="float" office:value="0.153635687886823" calcext:value-type="float">
            <text:p>0.1536</text:p>
          </table:table-cell>
          <table:table-cell table:formula="of:=[.B10]^2-SQRT([.B10]+4)" office:value-type="float" office:value="0.183698491415669" calcext:value-type="float">
            <text:p>0.18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table:formula="of:=[.B10]" office:value-type="float" office:value="-1.34636431211318" calcext:value-type="float">
            <text:p>-1.3464</text:p>
          </table:table-cell>
          <table:table-cell table:formula="of:=[.A11]+[.$C$6]*([.A11]^2-SQRT([.A11]+4))" office:value-type="float" office:value="-1.30416924180289" calcext:value-type="float">
            <text:p>-1.3042</text:p>
          </table:table-cell>
          <table:table-cell table:formula="of:=IF(ABS([.B11]-[.A11])&gt;[.$B$6]; ABS([.B11]-[.A11]); COM.MICROSOFT.CONCAT(&quot;Корень=&quot;; [.B11]))" office:value-type="float" office:value="0.0421950703102865" calcext:value-type="float">
            <text:p>0.0422</text:p>
          </table:table-cell>
          <table:table-cell table:formula="of:=[.B11]^2-SQRT([.B11]+4)" office:value-type="float" office:value="0.0589588887618544" calcext:value-type="float">
            <text:p>0.059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table:formula="of:=[.B11]" office:value-type="float" office:value="-1.30416924180289" calcext:value-type="float">
            <text:p>-1.3042</text:p>
          </table:table-cell>
          <table:table-cell table:formula="of:=[.A12]+[.$C$6]*([.A12]^2-SQRT([.A12]+4))" office:value-type="float" office:value="-1.29062653691974" calcext:value-type="float">
            <text:p>-1.2906</text:p>
          </table:table-cell>
          <table:table-cell table:formula="of:=IF(ABS([.B12]-[.A12])&gt;[.$B$6]; ABS([.B12]-[.A12]); COM.MICROSOFT.CONCAT(&quot;Корень=&quot;; [.B12]))" office:value-type="float" office:value="0.0135427048831529" calcext:value-type="float">
            <text:p>0.0135</text:p>
          </table:table-cell>
          <table:table-cell table:formula="of:=[.B12]^2-SQRT([.B12]+4)" office:value-type="float" office:value="0.0196994025233122" calcext:value-type="float">
            <text:p>0.019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table:formula="of:=[.B12]" office:value-type="float" office:value="-1.29062653691974" calcext:value-type="float">
            <text:p>-1.2906</text:p>
          </table:table-cell>
          <table:table-cell table:formula="of:=[.A13]+[.$C$6]*([.A13]^2-SQRT([.A13]+4))" office:value-type="float" office:value="-1.28610163490157" calcext:value-type="float">
            <text:p>-1.2861</text:p>
          </table:table-cell>
          <table:table-cell table:formula="of:=IF(ABS([.B13]-[.A13])&gt;[.$B$6]; ABS([.B13]-[.A13]); COM.MICROSOFT.CONCAT(&quot;Корень=&quot;; [.B13]))" office:value-type="float" office:value="0.00452490201817124" calcext:value-type="float">
            <text:p>0.0045</text:p>
          </table:table-cell>
          <table:table-cell table:formula="of:=[.B13]^2-SQRT([.B13]+4)" office:value-type="float" office:value="0.00666603341467864" calcext:value-type="float">
            <text:p>0.006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table:formula="of:=[.B13]" office:value-type="float" office:value="-1.28610163490157" calcext:value-type="float">
            <text:p>-1.2861</text:p>
          </table:table-cell>
          <table:table-cell table:formula="of:=[.A14]+[.$C$6]*([.A14]^2-SQRT([.A14]+4))" office:value-type="float" office:value="-1.28457046419649" calcext:value-type="float">
            <text:p>-1.2846</text:p>
          </table:table-cell>
          <table:table-cell table:formula="of:=IF(ABS([.B14]-[.A14])&gt;[.$B$6]; ABS([.B14]-[.A14]); COM.MICROSOFT.CONCAT(&quot;Корень=&quot;; [.B14]))" office:value-type="float" office:value="0.00153117070508002" calcext:value-type="float">
            <text:p>0.0015</text:p>
          </table:table-cell>
          <table:table-cell table:formula="of:=[.B14]^2-SQRT([.B14]+4)" office:value-type="float" office:value="0.00226523528947498" calcext:value-type="float">
            <text:p>0.00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table:formula="of:=[.B14]" office:value-type="float" office:value="-1.28457046419649" calcext:value-type="float">
            <text:p>-1.2846</text:p>
          </table:table-cell>
          <table:table-cell table:formula="of:=[.A15]+[.$C$6]*([.A15]^2-SQRT([.A15]+4))" office:value-type="float" office:value="-1.28405014548525" calcext:value-type="float">
            <text:p>-1.2841</text:p>
          </table:table-cell>
          <table:table-cell table:formula="of:=IF(ABS([.B15]-[.A15])&gt;[.$B$6]; ABS([.B15]-[.A15]); COM.MICROSOFT.CONCAT(&quot;Корень=&quot;; [.B15]))" office:value-type="string" office:string-value="Корень=-1.28405014548525" calcext:value-type="string">
            <text:p>Корень=-1.28405014548525</text:p>
          </table:table-cell>
          <table:table-cell table:formula="of:=[.B15]^2-SQRT([.B15]+4)" office:value-type="float" office:value="0.000770864008686534" calcext:value-type="float">
            <text:p>0.000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table:formula="of:=[.B15]" office:value-type="float" office:value="-1.28405014548525" calcext:value-type="float">
            <text:p>-1.2841</text:p>
          </table:table-cell>
          <table:table-cell table:formula="of:=[.A16]+[.$C$6]*([.A16]^2-SQRT([.A16]+4))" office:value-type="float" office:value="-1.28387308000804" calcext:value-type="float">
            <text:p>-1.2839</text:p>
          </table:table-cell>
          <table:table-cell table:formula="of:=IF(ABS([.B16]-[.A16])&gt;[.$B$6]; ABS([.B16]-[.A16]); COM.MICROSOFT.CONCAT(&quot;Корень=&quot;; [.B16]))" office:value-type="string" office:string-value="Корень=-1.28387308000804" calcext:value-type="string">
            <text:p>Корень=-1.28387308000804</text:p>
          </table:table-cell>
          <table:table-cell table:formula="of:=[.B16]^2-SQRT([.B16]+4)" office:value-type="float" office:value="0.000262453464393797" calcext:value-type="float">
            <text:p>0.000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Задание 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Л.р. 5 Решение нелинейных уравнений методом итераций Студента Недопекина А.В. группы 919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’(a)</text:p>
          </table:table-cell>
          <table:table-cell office:value-type="string" calcext:value-type="string">
            <text:p>y’(b)</text:p>
          </table:table-cell>
          <table:table-cell office:value-type="string" calcext:value-type="string">
            <text:p>max(|y'(a)|;|y'(b)|)</text:p>
          </table:table-cell>
        </table:table-row>
        <table:table-row table:style-name="ro2">
          <table:table-cell table:style-name="ce2" office:value-type="float" office:value="-2" calcext:value-type="float">
            <text:p>-2.00</text:p>
          </table:table-cell>
          <table:table-cell table:style-name="ce2" office:value-type="float" office:value="-1" calcext:value-type="float">
            <text:p>-1.00</text:p>
          </table:table-cell>
          <table:table-cell table:style-name="ce3" table:formula="of:=2*[.A3]+2+1/2*EXP(1)^(-[.A3])" office:value-type="float" office:value="1.69452804946532" calcext:value-type="float">
            <text:p>1.6945</text:p>
          </table:table-cell>
          <table:table-cell table:style-name="ce3" table:formula="of:=2*[.B3]+2+1/2*EXP(1)^(-[.B3])" office:value-type="float" office:value="1.35914091422952" calcext:value-type="float">
            <text:p>1.3591</text:p>
          </table:table-cell>
          <table:table-cell table:style-name="ce3" table:formula="of:=MAX(ABS([.C3]); ABS([.D3]))" office:value-type="float" office:value="1.69452804946532" calcext:value-type="float">
            <text:p>1.694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X<text:span text:style-name="T1">0</text:span></text:p>
          </table:table-cell>
          <table:table-cell office:value-type="string" calcext:value-type="string">
            <text:p>Погрешность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2" table:formula="of:=([.A3]+[.B3])/2" office:value-type="float" office:value="-1.5" calcext:value-type="float">
            <text:p>-1.5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table:formula="of:=IF([.C3]&gt;0;-1/[.E3];1/[.E3])" office:value-type="float" office:value="-0.590134816780124" calcext:value-type="float">
            <text:p>-0.5901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string" calcext:value-type="string">
            <text:p>X<text:span text:style-name="T1">n</text:span></text:p>
          </table:table-cell>
          <table:table-cell office:value-type="string" calcext:value-type="string">
            <text:p>X<text:span text:style-name="T1">n+1</text:span></text:p>
          </table:table-cell>
          <table:table-cell table:style-name="ce1" office:value-type="string" calcext:value-type="string">
            <text:p>Оценка погрешности</text:p>
          </table:table-cell>
          <table:table-cell table:style-name="ce1" office:value-type="string" calcext:value-type="string">
            <text:p>Контроль нуля y(X<text:span text:style-name="T1">n+1</text:span>)</text:p>
          </table:table-cell>
          <table:table-cell table:style-name="ce1" office:value-type="string" calcext:value-type="string">
            <text:p>Число итераций</text:p>
          </table:table-cell>
        </table:table-row>
        <table:table-row table:style-name="ro2">
          <table:table-cell table:style-name="ce2" table:formula="of:=[.A6]" office:value-type="float" office:value="-1.5" calcext:value-type="float">
            <text:p>-1.50</text:p>
          </table:table-cell>
          <table:table-cell table:style-name="ce3" table:formula="of:=[.A10]+[.$C$6]*(([.A10]+1)^2-1/2*(EXP(1)^(-[.A10])))" office:value-type="float" office:value="-0.325133325000312" calcext:value-type="float">
            <text:p>-0.3251</text:p>
          </table:table-cell>
          <table:table-cell table:style-name="ce3" table:formula="of:=IF(ABS([.B10]-[.A10])&gt;[.$B$6]; ABS([.B10]-[.A10]); COM.MICROSOFT.CONCAT(&quot;Корень=&quot;; [.B10]))" office:value-type="float" office:value="1.17486667499969" calcext:value-type="float">
            <text:p>1.1749</text:p>
          </table:table-cell>
          <table:table-cell table:style-name="ce3" table:formula="of:=([.B10]+1)^2-1/2*(EXP(1)^(-[.B10]))" office:value-type="float" office:value="-0.236662563059147" calcext:value-type="float">
            <text:p>-0.23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table:formula="of:=[.B10]" office:value-type="float" office:value="-0.325133325000312" calcext:value-type="float">
            <text:p>-0.3251</text:p>
          </table:table-cell>
          <table:table-cell table:style-name="ce3" table:formula="of:=[.A11]+[.$C$6]*(([.A11]+1)^2-1/2*(EXP(1)^(-[.A11])))" office:value-type="float" office:value="-0.185470506710688" calcext:value-type="float">
            <text:p>-0.1855</text:p>
          </table:table-cell>
          <table:table-cell table:style-name="ce3" table:formula="of:=IF(ABS([.B11]-[.A11])&gt;[.$B$6]; ABS([.B11]-[.A11]); COM.MICROSOFT.CONCAT(&quot;Корень=&quot;; [.B11]))" office:value-type="float" office:value="0.139662818289624" calcext:value-type="float">
            <text:p>0.1397</text:p>
          </table:table-cell>
          <table:table-cell table:style-name="ce3" table:formula="of:=([.B11]+1)^2-1/2*(EXP(1)^(-[.B11]))" office:value-type="float" office:value="0.0615659475975076" calcext:value-type="float">
            <text:p>0.06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table:formula="of:=[.B11]" office:value-type="float" office:value="-0.185470506710688" calcext:value-type="float">
            <text:p>-0.1855</text:p>
          </table:table-cell>
          <table:table-cell table:style-name="ce3" table:formula="of:=[.A12]+[.$C$6]*(([.A12]+1)^2-1/2*(EXP(1)^(-[.A12])))" office:value-type="float" office:value="-0.221802715916038" calcext:value-type="float">
            <text:p>-0.2218</text:p>
          </table:table-cell>
          <table:table-cell table:style-name="ce3" table:formula="of:=IF(ABS([.B12]-[.A12])&gt;[.$B$6]; ABS([.B12]-[.A12]); COM.MICROSOFT.CONCAT(&quot;Корень=&quot;; [.B12]))" office:value-type="float" office:value="0.0363322092053498" calcext:value-type="float">
            <text:p>0.0363</text:p>
          </table:table-cell>
          <table:table-cell table:style-name="ce3" table:formula="of:=([.B12]+1)^2-1/2*(EXP(1)^(-[.B12]))" office:value-type="float" office:value="-0.018571526494331" calcext:value-type="float">
            <text:p>-0.018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table:formula="of:=[.B12]" office:value-type="float" office:value="-0.221802715916038" calcext:value-type="float">
            <text:p>-0.2218</text:p>
          </table:table-cell>
          <table:table-cell table:style-name="ce3" table:formula="of:=[.A13]+[.$C$6]*(([.A13]+1)^2-1/2*(EXP(1)^(-[.A13])))" office:value-type="float" office:value="-0.210843011530979" calcext:value-type="float">
            <text:p>-0.2108</text:p>
          </table:table-cell>
          <table:table-cell table:style-name="ce3" table:formula="of:=IF(ABS([.B13]-[.A13])&gt;[.$B$6]; ABS([.B13]-[.A13]); COM.MICROSOFT.CONCAT(&quot;Корень=&quot;; [.B13]))" office:value-type="float" office:value="0.0109597043850592" calcext:value-type="float">
            <text:p>0.0110</text:p>
          </table:table-cell>
          <table:table-cell table:style-name="ce3" table:formula="of:=([.B13]+1)^2-1/2*(EXP(1)^(-[.B13]))" office:value-type="float" office:value="0.00540950081047387" calcext:value-type="float">
            <text:p>0.005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table:formula="of:=[.B13]" office:value-type="float" office:value="-0.210843011530979" calcext:value-type="float">
            <text:p>-0.2108</text:p>
          </table:table-cell>
          <table:table-cell table:style-name="ce3" table:formula="of:=[.A14]+[.$C$6]*(([.A14]+1)^2-1/2*(EXP(1)^(-[.A14])))" office:value-type="float" office:value="-0.21403534630064" calcext:value-type="float">
            <text:p>-0.2140</text:p>
          </table:table-cell>
          <table:table-cell table:style-name="ce3" table:formula="of:=IF(ABS([.B14]-[.A14])&gt;[.$B$6]; ABS([.B14]-[.A14]); COM.MICROSOFT.CONCAT(&quot;Корень=&quot;; [.B14]))" office:value-type="float" office:value="0.00319233476966094" calcext:value-type="float">
            <text:p>0.0032</text:p>
          </table:table-cell>
          <table:table-cell table:style-name="ce3" table:formula="of:=([.B14]+1)^2-1/2*(EXP(1)^(-[.B14]))" office:value-type="float" office:value="-0.00159278128321427" calcext:value-type="float">
            <text:p>-0.00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table:formula="of:=[.B14]" office:value-type="float" office:value="-0.21403534630064" calcext:value-type="float">
            <text:p>-0.2140</text:p>
          </table:table-cell>
          <table:table-cell table:style-name="ce3" table:formula="of:=[.A15]+[.$C$6]*(([.A15]+1)^2-1/2*(EXP(1)^(-[.A15])))" office:value-type="float" office:value="-0.213095390609899" calcext:value-type="float">
            <text:p>-0.2131</text:p>
          </table:table-cell>
          <table:table-cell table:style-name="ce3" table:formula="of:=IF(ABS([.B15]-[.A15])&gt;[.$B$6]; ABS([.B15]-[.A15]); COM.MICROSOFT.CONCAT(&quot;Корень=&quot;; [.B15]))" office:value-type="string" office:string-value="Корень=-0.213095390609899" calcext:value-type="string">
            <text:p>Корень=-0.213095390609899</text:p>
          </table:table-cell>
          <table:table-cell table:style-name="ce3" table:formula="of:=([.B15]+1)^2-1/2*(EXP(1)^(-[.B15]))" office:value-type="float" office:value="0.000467518404361988" calcext:value-type="float">
            <text:p>0.000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table:formula="of:=[.B15]" office:value-type="float" office:value="-0.213095390609899" calcext:value-type="float">
            <text:p>-0.2131</text:p>
          </table:table-cell>
          <table:table-cell table:style-name="ce3" table:formula="of:=[.A16]+[.$C$6]*(([.A16]+1)^2-1/2*(EXP(1)^(-[.A16])))" office:value-type="float" office:value="-0.213371289497799" calcext:value-type="float">
            <text:p>-0.2134</text:p>
          </table:table-cell>
          <table:table-cell table:style-name="ce3" table:formula="of:=IF(ABS([.B16]-[.A16])&gt;[.$B$6]; ABS([.B16]-[.A16]); COM.MICROSOFT.CONCAT(&quot;Корень=&quot;; [.B16]))" office:value-type="string" office:string-value="Корень=-0.213371289497799" calcext:value-type="string">
            <text:p>Корень=-0.213371289497799</text:p>
          </table:table-cell>
          <table:table-cell table:style-name="ce3" table:formula="of:=([.B16]+1)^2-1/2*(EXP(1)^(-[.B16]))" office:value-type="float" office:value="-0.000137354048785454" calcext:value-type="float">
            <text:p>-0.0001</text:p>
          </table:table-cell>
          <table:table-cell office:value-type="float" office:value="7" calcext:value-type="float">
            <text:p>7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На отрезке [a, b]=[-2, -1], корень x=0.213 найден на 6 шаге метода итераций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торой корень – мнимый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4:10:37.282444393</meta:creation-date>
    <dc:date>2022-11-14T14:49:16.088306738</dc:date>
    <meta:editing-duration>PT38M44S</meta:editing-duration>
    <meta:editing-cycles>3</meta:editing-cycles>
    <meta:generator>LibreOffice/7.4.1.2$Linux_X86_64 LibreOffice_project/40$Build-2</meta:generator>
    <meta:document-statistic meta:table-count="3" meta:cell-count="158" meta:object-count="0"/>
  </office:meta>
</office:document-meta>
</file>